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Arial1" svg:font-family="Arial"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23.94cm" table:align="margins" style:writing-mode="lr-tb"/>
    </style:style>
    <style:style style:name="Table6.A" style:family="table-column">
      <style:table-column-properties style:column-width="3.42cm" style:rel-column-width="9362*"/>
    </style:style>
    <style:style style:name="Table6.G" style:family="table-column">
      <style:table-column-properties style:column-width="3.42cm" style:rel-column-width="9363*"/>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6.F3" style:family="table-cell" style:data-style-name="N99">
      <style:table-cell-properties fo:padding="0.097cm" fo:border-left="0.002cm solid #000000" fo:border-right="none" fo:border-top="none" fo:border-bottom="0.002cm solid #000000"/>
    </style:style>
    <style:style style:name="Table6.G3" style:family="table-cell" style:data-style-name="N99">
      <style:table-cell-properties fo:padding="0.097cm" fo:border-left="0.002cm solid #000000" fo:border-right="0.002cm solid #000000" fo:border-top="none" fo:border-bottom="0.002cm solid #000000"/>
    </style:style>
    <style:style style:name="Table6.F4" style:family="table-cell" style:data-style-name="N0">
      <style:table-cell-properties fo:padding="0.097cm" fo:border-left="0.002cm solid #000000" fo:border-right="none" fo:border-top="none" fo:border-bottom="0.002cm solid #000000"/>
    </style:style>
    <style:style style:name="Table6.G4" style:family="table-cell" style:data-style-name="N0">
      <style:table-cell-properties fo:padding="0.097cm" fo:border-left="0.002cm solid #000000" fo:border-right="0.002cm solid #000000" fo:border-top="none" fo:border-bottom="0.002cm solid #000000"/>
    </style:style>
    <style:style style:name="Table7" style:family="table">
      <style:table-properties style:width="10.186cm" table:align="left" style:writing-mode="lr-tb"/>
    </style:style>
    <style:style style:name="Table7.A" style:family="table-column">
      <style:table-column-properties style:column-width="3.42cm"/>
    </style:style>
    <style:style style:name="Table7.B" style:family="table-column">
      <style:table-column-properties style:column-width="6.766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7.78cm" table:align="margins" style:writing-mode="lr-tb"/>
    </style:style>
    <style:style style:name="Table5.A" style:family="table-column">
      <style:table-column-properties style:column-width="1.976cm" style:rel-column-width="7281*"/>
    </style:style>
    <style:style style:name="Table5.B" style:family="table-column">
      <style:table-column-properties style:column-width="1.976cm" style:rel-column-width="7282*"/>
    </style:style>
    <style:style style:name="Table5.I" style:family="table-column">
      <style:table-column-properties style:column-width="1.976cm" style:rel-column-width="7283*"/>
    </style:style>
    <style:style style:name="Table5.A1" style:family="table-cell">
      <style:table-cell-properties fo:padding="0.097cm" fo:border-left="0.002cm solid #000000" fo:border-right="none" fo:border-top="0.002cm solid #000000" fo:border-bottom="0.002cm solid #000000"/>
    </style:style>
    <style:style style:name="Table5.I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I2" style:family="table-cell">
      <style:table-cell-properties fo:padding="0.097cm" fo:border-left="0.002cm solid #000000" fo:border-right="0.002cm solid #000000" fo:border-top="none" fo:border-bottom="0.002cm solid #000000"/>
    </style:style>
    <style:style style:name="Table5.I7"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text-properties style:font-name="Monaco" fo:font-size="9pt" style:font-name-asian="Monaco" style:font-size-asian="9pt" style:font-name-complex="Monaco" style:font-size-complex="9pt"/>
    </style:style>
    <style:style style:name="P3" style:family="paragraph" style:parent-style-name="Standard">
      <style:text-properties fo:color="#000000" style:font-name="Monaco" fo:font-size="9pt" style:font-name-asian="Monaco" style:font-size-asian="9pt" style:font-name-complex="Monaco" style:font-size-complex="9pt"/>
    </style:style>
    <style:style style:name="P4" style:family="paragraph" style:parent-style-name="Standard">
      <style:text-properties style:font-name="Arial" fo:font-size="9pt" fo:language="en" fo:country="US" style:font-size-asian="9pt" style:font-size-complex="9pt" style:language-complex="ar" style:country-complex="SA"/>
    </style:style>
    <style:style style:name="P5" style:family="paragraph" style:parent-style-name="Standard">
      <style:text-properties style:font-name="Arial" fo:language="en" fo:country="US" style:language-complex="ar" style:country-complex="SA"/>
    </style:style>
    <style:style style:name="P6" style:family="paragraph" style:parent-style-name="Standard">
      <style:text-properties fo:language="en" fo:country="US" style:language-complex="ar" style:country-complex="SA"/>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9" style:family="paragraph" style:parent-style-name="Standard">
      <style:paragraph-properties fo:margin-left="0cm" fo:margin-right="0cm" fo:text-align="start" style:justify-single-word="false" fo:text-indent="0cm" style:auto-text-indent="false" style:text-autospace="none"/>
    </style:style>
    <style:style style:name="P10" style:family="paragraph" style:parent-style-name="Table_20_Contents">
      <style:text-properties fo:font-style="italic" style:font-style-asian="italic" style:font-style-complex="italic"/>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style="normal" style:font-style-asian="normal" style:font-style-complex="normal"/>
    </style:style>
    <style:style style:name="P1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4" style:family="paragraph" style:parent-style-name="Body">
      <style:paragraph-properties fo:orphans="2" fo:widows="2" style:writing-mode="lr-tb"/>
    </style:style>
    <style:style style:name="P1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6" style:family="paragraph" style:parent-style-name="CellBody">
      <style:paragraph-properties fo:keep-with-next="always" style:snap-to-layout-grid="false"/>
      <style:text-properties fo:language="en" fo:country="US" style:language-complex="ar" style:country-complex="SA"/>
    </style:style>
    <style:style style:name="P17" style:family="paragraph" style:parent-style-name="CellBody">
      <style:paragraph-properties fo:keep-with-next="always" style:snap-to-layout-grid="false"/>
    </style:style>
    <style:style style:name="P18" style:family="paragraph" style:parent-style-name="Abstract">
      <style:text-properties fo:font-size="16pt" fo:language="en" fo:country="US" fo:font-weight="bold" style:font-size-asian="16pt" style:font-weight-asian="bold" style:language-complex="ar" style:country-complex="SA"/>
    </style:style>
    <style:style style:name="P19"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20" style:family="paragraph" style:parent-style-name="CellBody">
      <style:paragraph-properties style:snap-to-layout-grid="false"/>
      <style:text-properties fo:language="en" fo:country="US" style:language-complex="ar" style:country-complex="SA"/>
    </style:style>
    <style:style style:name="P21" style:family="paragraph" style:parent-style-name="CellBody">
      <style:paragraph-properties style:snap-to-layout-grid="false"/>
    </style:style>
    <style:style style:name="P22"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23" style:family="paragraph" style:parent-style-name="Document_20_Title">
      <style:text-properties fo:language="en" fo:country="US" style:language-complex="ar" style:country-complex="SA"/>
    </style:style>
    <style:style style:name="P24" style:family="paragraph" style:parent-style-name="Body">
      <style:text-properties fo:color="#ff0000" fo:language="en" fo:country="US" fo:font-style="italic" style:font-style-asian="italic" style:language-complex="ar" style:country-complex="SA"/>
    </style:style>
    <style:style style:name="P25" style:family="paragraph" style:parent-style-name="Body">
      <style:text-properties fo:language="en" fo:country="US" style:language-complex="ar" style:country-complex="SA"/>
    </style:style>
    <style:style style:name="P2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7" style:family="paragraph" style:parent-style-name="Body">
      <style:text-properties fo:color="#000000" fo:language="en" fo:country="US" fo:font-style="normal" style:font-style-asian="normal" style:language-complex="ar" style:country-complex="SA" style:font-style-complex="normal"/>
    </style:style>
    <style:style style:name="P28" style:family="paragraph" style:parent-style-name="Standard" style:master-page-name="Standard">
      <style:paragraph-properties style:page-number="auto"/>
    </style:style>
    <style:style style:name="P29" style:family="paragraph" style:parent-style-name="Heading_20_2">
      <style:text-properties fo:language="en" fo:country="US" style:language-complex="ar" style:country-complex="SA"/>
    </style:style>
    <style:style style:name="P30" style:family="paragraph" style:parent-style-name="Heading_20_1">
      <style:text-properties fo:language="en" fo:country="US" style:language-complex="ar" style:country-complex="SA"/>
    </style:style>
    <style:style style:name="P31" style:family="paragraph" style:parent-style-name="Heading_20_1">
      <style:paragraph-properties fo:break-before="page"/>
      <style:text-properties fo:language="en" fo:country="US" style:language-complex="ar" style:country-complex="SA"/>
    </style:style>
    <style:style style:name="P32" style:family="paragraph" style:parent-style-name="Heading_20_3" style:master-page-name="Landscape">
      <style:paragraph-properties style:page-number="auto"/>
    </style:style>
    <style:style style:name="P33" style:family="paragraph" style:parent-style-name="Body" style:list-style-name="L1"/>
    <style:style style:name="P34" style:family="paragraph" style:parent-style-name="Body" style:list-style-name="L1">
      <style:text-properties fo:color="#000000" fo:language="en" fo:country="US" fo:font-style="normal" style:font-style-asian="normal" style:language-complex="ar" style:country-complex="SA" style:font-style-complex="normal"/>
    </style:style>
    <style:style style:name="P35" style:family="paragraph" style:parent-style-name="Body" style:list-style-name="L2">
      <style:text-properties fo:color="#000000" fo:language="en" fo:country="US" fo:font-style="normal" style:font-style-asian="normal" style:language-complex="ar" style:country-complex="SA" style:font-style-complex="normal"/>
    </style:style>
    <style:style style:name="P36" style:family="paragraph" style:parent-style-name="Body" style:list-style-name="L2"/>
    <style:style style:name="P37" style:family="paragraph" style:parent-style-name="Body">
      <style:text-properties fo:color="#ff0000" fo:language="en" fo:country="US" fo:font-style="italic" style:font-style-asian="italic" style:language-complex="ar" style:country-complex="SA"/>
    </style:style>
    <style:style style:name="P3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2"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43" style:family="paragraph" style:parent-style-name="Definition_20_Term">
      <style:text-properties fo:language="en" fo:country="US" style:language-complex="ar" style:country-complex="SA"/>
    </style:style>
    <style:style style:name="P44" style:family="paragraph" style:parent-style-name="Table_20_Contents">
      <style:text-properties fo:font-weight="bold" style:font-weight-asian="bold" style:font-weight-complex="bold"/>
    </style:style>
    <style:style style:name="P45" style:family="paragraph" style:parent-style-name="Table_20_Contents">
      <style:text-properties fo:font-style="normal" fo:font-weight="bold" style:font-style-asian="normal" style:font-weight-asian="bold" style:font-style-complex="normal" style:font-weight-complex="bold"/>
    </style:style>
    <style:style style:name="P46" style:family="paragraph" style:parent-style-name="Table_20_Contents">
      <style:text-properties fo:font-size="8pt" fo:font-weight="bold" style:font-size-asian="8pt" style:font-weight-asian="bold" style:font-size-complex="8pt" style:font-weight-complex="bold"/>
    </style:style>
    <style:style style:name="P47" style:family="paragraph" style:parent-style-name="Table_20_Contents">
      <style:text-properties fo:font-size="8pt" style:font-size-asian="8pt" style:font-size-complex="8pt"/>
    </style:style>
    <style:style style:name="P48" style:family="paragraph" style:parent-style-name="Table_20_Contents">
      <style:paragraph-properties fo:text-align="start" style:justify-single-word="false"/>
      <style:text-properties fo:font-size="8pt" style:font-size-asian="8pt" style:font-size-complex="8pt"/>
    </style:style>
    <style:style style:name="P49" style:family="paragraph" style:parent-style-name="Table_20_Contents">
      <style:text-properties fo:font-size="8pt" fo:font-style="italic" style:font-size-asian="8pt" style:font-style-asian="italic" style:font-size-complex="8pt" style:font-style-complex="italic"/>
    </style:style>
    <style:style style:name="P50" style:family="paragraph" style:parent-style-name="Table_20_Contents">
      <style:text-properties fo:font-size="8pt" fo:font-style="normal" style:font-size-asian="8pt" style:font-style-asian="normal" style:font-size-complex="8pt" style:font-style-complex="normal"/>
    </style:style>
    <style:style style:name="P51"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52"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53"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54" style:family="paragraph" style:parent-style-name="Table_20_Contents">
      <style:text-properties style:font-name="Courier New2" fo:font-size="8pt" fo:font-style="normal" fo:font-weight="bold" style:font-size-asian="8pt" style:font-style-asian="normal" style:font-weight-asian="bold" style:font-size-complex="8pt" style:font-style-complex="normal" style:font-weight-complex="bold"/>
    </style:style>
    <style:style style:name="P55"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4" style:family="text">
      <style:text-properties fo:color="#000000" style:font-name="Monaco" fo:font-size="9pt" style:font-name-asian="Monaco" style:font-size-asian="9pt" style:font-name-complex="Monaco" style:font-size-complex="9pt"/>
    </style:style>
    <style:style style:name="T5" style:family="text">
      <style:text-properties fo:font-style="italic" style:font-style-asian="italic" style:font-style-complex="italic"/>
    </style:style>
    <style:style style:name="T6" style:family="text">
      <style:text-properties fo:font-size="14pt" fo:font-weight="normal" style:font-size-asian="14pt" style:font-weight-asian="normal"/>
    </style:style>
    <style:style style:name="T7"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8" style:family="text">
      <style:text-properties fo:color="#ff0000" fo:font-style="italic" style:font-style-asian="italic"/>
    </style:style>
    <style:style style:name="T9" style:family="text">
      <style:text-properties fo:color="#ff0000" fo:font-style="italic" fo:font-weight="bold" style:font-style-asian="italic" style:font-weight-asian="bold"/>
    </style:style>
    <style:style style:name="T10" style:family="text">
      <style:text-properties fo:language="en" fo:country="US" style:language-complex="ar" style:country-complex="SA"/>
    </style:style>
    <style:style style:name="T11" style:family="text">
      <style:text-properties style:font-name="Courier New"/>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tyle="normal" style:font-style-asian="normal" style:font-style-complex="normal"/>
    </style:style>
    <style:style style:name="T14" style:family="text">
      <style:text-properties style:font-name="Arial1" style:font-name-asian="Times New Roman" style:font-name-complex="Times New Roman"/>
    </style:style>
    <style:style style:name="T15"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6"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2" draw:name="graphics3" text:anchor-type="paragraph" svg:width="17.78cm" svg:height="7.893cm" draw:z-index="0"><draw:image xlink:href="Pictures/1000020100000427000001D8328612BC.png" xlink:type="simple" xlink:show="embed" xlink:actuate="onLoad"/></draw:frame></text:p>
      <text:p text:style-name="P23"><text:user-defined style:data-style-name="N0" text:name="RFC Title">RFC 215 - Object Conversion</text:user-defined></text:p>
      <text:p text:style-name="P23"><text:span text:style-name="T6">Draft<text:line-break/><text:line-break/></text:span><text:span text:style-name="T6"><text:page-count style:num-format="1">17</text:page-count></text:span><text:span text:style-name="T6"> Pages</text:span></text:p>
      <text:p text:style-name="P19"/>
      <text:p text:style-name="P18">Abstract</text:p>
      <text:p text:style-name="P19">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31" text:outline-level="1" text:restart-numbering="true" text:start-value="-1">Document Information</text:h>
      <text:h text:style-name="P29" text:outline-level="2">License</text:h>
      <text:p text:style-name="P26">DISTRIBUTION AND FEEDBACK LICENSE, Version 2.0</text:p>
      <text:p text:style-name="P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
      <text:p text:style-name="P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
      <text:p text:style-name="P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NEITHER THE OSGi ALLIANCE NOR ANY THIRD PARTY WILL BE LIABLE FOR ANY DIRECT, INDIRECT, SPECIAL, INCIDENTAL OR CONSEQUENTIAL DAMAGES ARISING OUT OF OR RELATING TO ANY USE OR DISTRIBUTION OF THE DISTRIBUTION. </text:p>
      <text:p text:style-name="P4"/>
      <text:p text:style-name="P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
      <text:p text:style-name="P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
      <text:p text:style-name="P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
      <text:p text:style-name="P5">I HEREBY ACKNOWLEDGE AND AGREE TO THE TERMS AND CONDITIONS DELINEATED ABOVE.</text:p>
      <text:h text:style-name="P29" text:outline-level="2">Trademarks</text:h>
      <text:p text:style-name="P2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9" text:outline-level="2">Feedback</text:h>
      <text:p text:style-name="Body"><text:span text:style-name="T10">This document can be downloaded from the OSGi Alliance design repository at </text:span><text:a xlink:type="simple" xlink:href="https://github.com/osgi/design" text:style-name="Internet_20_link" text:visited-style-name="Visited_20_Internet_20_Link"><text:span text:style-name="T10">https://github.com/osgi/design</text:span></text:a><text:span text:style-name="T10"> The public can provide feedback about this document by opening a bug at https://www.osgi.org/bugzilla/.</text:span></text:p>
      <text:h text:style-name="P2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8">0 Document Information<text:tab/>2</text:p>
          <text:p text:style-name="P39">0.1 License<text:tab/>2</text:p>
          <text:p text:style-name="P39">0.2 Trademarks<text:tab/>3</text:p>
          <text:p text:style-name="P39">0.3 Feedback<text:tab/>3</text:p>
          <text:p text:style-name="P39">0.4 Table of Contents<text:tab/>3</text:p>
          <text:p text:style-name="P39">0.5 Terminology and Document Conventions<text:tab/>4</text:p>
          <text:p text:style-name="P39">0.6 Revision History<text:tab/>4</text:p>
          <text:p text:style-name="P38">1 Introduction<text:tab/>5</text:p>
          <text:p text:style-name="P38">2 Application Domain<text:tab/>5</text:p>
          <text:p text:style-name="P38">3 Problem Description<text:tab/>5</text:p>
          <text:p text:style-name="P38">4 Requirements<text:tab/>6</text:p>
          <text:p text:style-name="P39">4.1 General<text:tab/>6</text:p>
          <text:p text:style-name="P39">4.2 Maps<text:tab/>6</text:p>
          <text:p text:style-name="P39">4.3 DTOs<text:tab/>6</text:p>
          <text:p text:style-name="P39">4.4 JSON<text:tab/>7</text:p>
          <text:p text:style-name="P38">5 Technical Solution<text:tab/>8</text:p>
          <text:p text:style-name="P39">5.1 Converter Service <text:tab/>8</text:p>
          <text:p text:style-name="P39">5.2 Encoder Service <text:tab/>8</text:p>
          <text:p text:style-name="P40">5.2.1 Use from outside of OSGi<text:tab/>9</text:p>
          <text:p text:style-name="P39">5.3 Conversions<text:tab/>9</text:p>
          <text:p text:style-name="P40"><text:soft-page-break/>5.3.1 Single-value data types and List/Array/Set<text:tab/>10</text:p>
          <text:p text:style-name="P40">5.3.2 Complex data structures<text:tab/>11</text:p>
          <text:p text:style-name="P40">5.3.3 Supporting Datatype<text:tab/>12</text:p>
          <text:p text:style-name="P38">6 Data Transfer Objects<text:tab/>13</text:p>
          <text:p text:style-name="P38">7 Javadoc<text:tab/>13</text:p>
          <text:p text:style-name="P38">8 Considered Alternatives<text:tab/>13</text:p>
          <text:p text:style-name="P38">9 Security Considerations<text:tab/>15</text:p>
          <text:p text:style-name="P38">10 Document Support<text:tab/>16</text:p>
          <text:p text:style-name="P39">10.1 References<text:tab/>16</text:p>
          <text:p text:style-name="P39">10.2 Author’s Address<text:tab/>16</text:p>
          <text:p text:style-name="P39">10.3 Acronyms and Abbreviations<text:tab/>17</text:p>
          <text:p text:style-name="P39">10.4 End of Document<text:tab/>17</text:p>
        </text:index-body>
      </text:table-of-content>
      <text:p text:style-name="P25"/>
      <text:h text:style-name="P29" text:outline-level="2">Terminology and Document Conventions</text:h>
      <text:p text:style-name="P25">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5"><text:span text:style-name="T11">Source code is shown in this typeface</text:span>.</text:p>
      <text:h text:style-name="P29" text:outline-level="2">Revision History</text:h>
      <text:p text:style-name="P25">The last named individual in this history is currently responsible for this document.</text:p>
      <text:p text:style-name="P2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Revision</text:p>
            </table:table-cell>
            <table:table-cell table:style-name="Table1.A1" office:value-type="string">
              <text:p text:style-name="P15">Date</text:p>
            </table:table-cell>
            <table:table-cell table:style-name="Table1.C1" office:value-type="string">
              <text:p text:style-name="P15">Comments</text:p>
            </table:table-cell>
          </table:table-row>
        </table:table-header-rows>
        <table:table-row table:style-name="Table1.2">
          <table:table-cell table:style-name="Table1.A1" office:value-type="string">
            <text:p text:style-name="P22">Initial</text:p>
          </table:table-cell>
          <table:table-cell table:style-name="Table1.B2" office:value-type="date" office:date-value="2015-10-01">
            <text:p text:style-name="P22">01/10/15</text:p>
          </table:table-cell>
          <table:table-cell table:style-name="Table1.C1" office:value-type="string">
            <text:p text:style-name="P22">Initial version, from RFP, with some initial API proposals.</text:p>
          </table:table-cell>
        </table:table-row>
        <table:table-row table:style-name="Table1.2">
          <table:table-cell table:style-name="Table1.A3" office:value-type="float" office:value="0.1">
            <text:p text:style-name="P22">0.1</text:p>
          </table:table-cell>
          <table:table-cell table:style-name="Table1.B3" office:value-type="string">
            <text:p text:style-name="P22">January, 2016</text:p>
          </table:table-cell>
          <table:table-cell table:style-name="Table1.C3" office:value-type="string">
            <text:p text:style-name="P22">David Bosschaert, changes from Chicago F2F feedback.</text:p>
          </table:table-cell>
        </table:table-row>
      </table:table>
      <text:p text:style-name="P25"/>
      <text:h text:style-name="P30" text:outline-level="1"><text:soft-page-break/>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27"><text:span text:style-name="T12">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text:span><text:span text:style-name="T12">RFP investigates the issues that surrounding the use of type safe interfaces and DTOs where traditionally properties and other strings are used.</text:span> </text:p>
      <text:h text:style-name="P30" text:outline-level="1">Application Domain</text:h>
      <text:p text:style-name="P24">This section should be copied from the appropriate RFP(s). It is repeated here so it can be extended while the RFC authors learn more subtle details.</text:p>
      <text:h text:style-name="P30" text:outline-level="1">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7032335775689967035" text:style-name="L1">
        <text:list-item>
          <text:p text:style-name="P33">General any-to-any type conversion </text:p>
        </text:list-item>
        <text:list-item>
          <text:p text:style-name="P33"><text:soft-page-break/>Extension to the DTO model that allows more types to be used in its fields</text:p>
        </text:list-item>
        <text:list-item>
          <text:p text:style-name="P33">Extension to the DTO that provides DTOs with an identity and if applicable comparable.</text:p>
        </text:list-item>
        <text:list-item>
          <text:p text:style-name="P33">DTO support for copying, <text:span text:style-name="T2">equals, and diffing</text:span></text:p>
        </text:list-item>
        <text:list-item>
          <text:p text:style-name="P34">JSON encoding/decoding</text:p>
        </text:list-item>
      </text:list>
      <text:h text:style-name="P30" text:outline-level="1">Requirements</text:h>
      <text:h text:style-name="Heading_20_2" text:outline-level="2">General</text:h>
      <text:list xml:id="list8655756002821909779" text:style-name="L2">
        <text:list-item>
          <text:p text:style-name="P36">G0010 – Provide a service that can convert any object to a given type. The specification must clearly outline what conversions are possible but must at least allow the simple types, maps, collections, and arrays.</text:p>
        </text:list-item>
        <text:list-item>
          <text:p text:style-name="P36">G0020 – Provide a type reference class</text:p>
        </text:list-item>
        <text:list-item>
          <text:p text:style-name="P36">G0030 – It must be possible to specify the destination type with a class, a generic type (Type&lt;T&gt;), or a type reference. </text:p>
        </text:list-item>
        <text:list-item>
          <text:p text:style-name="P36">G0040 – It must be possible to convert Strings to popular Java types like Pattern, File, Date, Java Date/Time, UUID, et al. The specification must clearly define the rules for these classes.</text:p>
        </text:list-item>
        <text:list-item>
          <text:p text:style-name="P36">G0045 – It must be possible to convert EventAdmin Event objects and Service Reference objects to Map&lt;String,Object&gt;</text:p>
        </text:list-item>
        <text:list-item>
          <text:p text:style-name="P36">G0050 – The solution should be usable outside of an OSGi Framework, <text:span text:style-name="T3">i.e.</text:span> in plain Java environment.</text:p>
        </text:list-item>
      </text:list>
      <text:h text:style-name="Heading_20_2" text:outline-level="2">Maps</text:h>
      <text:list xml:id="list1152971830" text:continue-numbering="true" text:style-name="L2">
        <text:list-item>
          <text:p text:style-name="P36">M0010 – It must be possible to convert a Map or Dictionary to an interface where the method names are used as keys</text:p>
        </text:list-item>
        <text:list-item>
          <text:p text:style-name="P36">M0020 – It must be possible to convert a DTO+ to a Map&lt;String,Object&gt; and vice versa</text:p>
        </text:list-item>
      </text:list>
      <text:h text:style-name="Heading_20_2" text:outline-level="2">DTOs</text:h>
      <text:list xml:id="list2140676723" text:continue-numbering="true" text:style-name="L2">
        <text:list-item>
          <text:p text:style-name="P36">D0005 – It must be possible to assign an identity to a DTO. This shall be referred to as a DTO+.</text:p>
        </text:list-item>
        <text:list-item>
          <text:p text:style-name="P36">D0010 – It must be possible to diff two objects of the same type returning information where the DTO+'s differ and in what way.</text:p>
        </text:list-item>
        <text:list-item>
          <text:p text:style-name="P36"><text:soft-page-break/>D0020 – Provide a proper deepEquals that assumes DTO+</text:p>
        </text:list-item>
        <text:list-item>
          <text:p text:style-name="P36">D0030 – Provide a way for types to handle conversion from and to strings for non-specified types</text:p>
        </text:list-item>
        <text:list-item>
          <text:p text:style-name="P36">D0040 – Provide a way to set/get fields from a DTO+ through a string path.</text:p>
        </text:list-item>
        <text:list-item>
          <text:p text:style-name="P36">D0050 – Provide a base class for identity DTO+s</text:p>
        </text:list-item>
        <text:list-item>
          <text:p text:style-name="P36">D0060 – Provide a compare function for identity DTOs that have a primary key that is comparable</text:p>
        </text:list-item>
        <text:list-item>
          <text:p text:style-name="P36">D0070 – Provide a way to find out if a DTO+ is complex</text:p>
        </text:list-item>
        <text:list-item>
          <text:p text:style-name="P36">D0080 – Provide a way to find out an object is <text:s/>DTO+</text:p>
        </text:list-item>
        <text:list-item>
          <text:p text:style-name="P36">D0090 – Provide a way to verify that an object is a DTO+ and has no cycles</text:p>
        </text:list-item>
        <text:list-item>
          <text:p text:style-name="P36">D0100 – Provide a deep copy routine for a DTO+</text:p>
        </text:list-item>
        <text:list-item>
          <text:p text:style-name="P36">D0110 – Provide a shallow copy routine for a DTO+</text:p>
        </text:list-item>
      </text:list>
      <text:h text:style-name="Heading_20_2" text:outline-level="2">JSON</text:h>
      <text:list xml:id="list300738417" text:continue-numbering="true" text:style-name="L2">
        <text:list-item>
          <text:p text:style-name="P36">J0010 – Provide a JSON encoder and decoder that uses the conversion rules for the conversion from JSON types to destination types</text:p>
        </text:list-item>
        <text:list-item>
          <text:p text:style-name="P36">J0020 – JSON decoding must be able to provide a value without specifying any type for the destination</text:p>
        </text:list-item>
        <text:list-item>
          <text:p text:style-name="P36">J0030 – The output must be an OutputStream, Appendable, or String</text:p>
        </text:list-item>
        <text:list-item>
          <text:p text:style-name="P36">J0040 – The input must be an InputStream, Readable, or String</text:p>
        </text:list-item>
        <text:list-item>
          <text:p text:style-name="P36">J0050 – It must be possible to pretty print the output</text:p>
        </text:list-item>
        <text:list-item>
          <text:p text:style-name="P36">J0055 – It must be possible to generate canonical, compact output</text:p>
        </text:list-item>
        <text:list-item>
          <text:p text:style-name="P36">J0060 – It must be possible to specify the output character set for a stream</text:p>
        </text:list-item>
        <text:list-item>
          <text:p text:style-name="P36">J0070 – It must be possible to specify if nulls are outputed or not</text:p>
        </text:list-item>
        <text:list-item>
          <text:p text:style-name="P35">J0080 – It must be possible to add hook to the conversions for custom types for encoding and decoding</text:p>
        </text:list-item>
      </text:list>
      <text:h text:style-name="P30" text:outline-level="1"><text:soft-page-break/>Technical Solution</text:h>
      <text:p text:style-name="Body">The solution centers around services support the conversions: the Converter service which can convert objects from one type to another. Additionally there is the Encoder service which can encode/decode a specific serialized format.</text:p>
      <text:p text:style-name="Body">This RFC also defines a mechanism to use these services from a non-OSGi environment.</text:p>
      <text:h text:style-name="Heading_20_2" text:outline-level="2">Converter Service </text:h>
      <text:p text:style-name="Body">The <text:span text:style-name="T4">Converter </text:span>service is used to start a conversion. The service will be obtained from the service registry as normal. The conversion is then completed via the Converting interface that has methods to specify the target type.</text:p>
      <text:p text:style-name="P2"><text:span text:style-name="T1">public</text:span><text:span text:style-name="T2"> </text:span><text:span text:style-name="T1">interface</text:span><text:span text:style-name="T2"> Converter {</text:span></text:p>
      <text:p text:style-name="P8"/>
      <text:p text:style-name="P8"><text:s text:c="4"/>Converting convert(Object obj);</text:p>
      <text:p text:style-name="P8"/>
      <text:p text:style-name="P7">}</text:p>
      <text:p text:style-name="P7"/>
      <text:p text:style-name="P2"><text:span text:style-name="T1">public</text:span><text:span text:style-name="T2"> </text:span><text:span text:style-name="T1">interface</text:span><text:span text:style-name="T2"> Converting {</text:span></text:p>
      <text:p text:style-name="P3"/>
      <text:p text:style-name="P3"><text:s text:c="4"/>&lt;T&gt; T to(Class&lt;T&gt; clazz)</text:p>
      <text:p text:style-name="P3"/>
      <text:p text:style-name="P3"><text:s text:c="4"/>&lt;T&gt; T to(TypeReference&lt;T&gt; ref) // to capture the generics of type T</text:p>
      <text:p text:style-name="P3"/>
      <text:p text:style-name="P3"><text:s text:c="4"/>Object to(Type type) // for use with reflection</text:p>
      <text:p text:style-name="P3">}</text:p>
      <text:p text:style-name="P3"/>
      <text:p text:style-name="Body">The <text:span text:style-name="T4">TypeReference</text:span> class mentioned here is used to obtain Java Generics informaton at runtime. It should be a class defined in the Converter specification that is similar to the <text:span text:style-name="T4">TypeReference</text:span> class in the OSGi Enroute project:</text:p>
      <text:p text:style-name="Body"><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p text:style-name="Body"><office:annotation office:name="__Annotation__4023_923006322"><dc:creator>David Bosschaert</dc:creator><dc:date>2016-01-04T17:14:12</dc:date><text:p text:style-name="P56"><text:span text:style-name="T16">Tim Ward made this comment, need to work out an example as a starting point.</text:span></text:p></office:annotation>TODO Consider use of stream-based approach to generate resulting objects (e.g. create an Event using a Lambda).<office:annotation-end office:name="__Annotation__4023_923006322"/></text:p>
      <text:h text:style-name="Heading_20_2" text:outline-level="2">Encoder Service </text:h>
      <text:p text:style-name="Body">The Encoder service can be used to encode a given object in a certain representation, for example JSON or XML. The Encoder service can also decode the representation it produced. A single Encoder service can encode/decode only a single format. To support multiple encoding formats register multiple services.</text:p>
      <text:p text:style-name="P2"><text:span text:style-name="T1">public</text:span><text:span text:style-name="T2"> </text:span><text:span text:style-name="T1">interface</text:span><text:span text:style-name="T2"> Encoder {</text:span></text:p>
      <text:p text:style-name="P8"/>
      <text:p text:style-name="P8"><text:s text:c="4"/>String getName(); // Also service property 'osgi.encoder.name'. E.g. 'My JSON Encoder'</text:p>
      <text:p text:style-name="P8"><text:soft-page-break/><text:s text:c="4"/>String getType(); // Also service property 'osgi.encoder.type'. E.g. 'JSON'</text:p>
      <text:p text:style-name="P8"><text:s text:c="4"/>String getVersion(); // Also service property 'osgi.encoder.version'.</text:p>
      <text:p text:style-name="P8"/>
      <text:p text:style-name="P8"><text:s text:c="4"/>&lt;T&gt; Decoding&lt;T&gt; decode(Class&lt;T&gt; cls);</text:p>
      <text:p text:style-name="P8"><text:s text:c="4"/>&lt;T&gt; Decoding&lt;T&gt; decode(TypeReference&lt;T&gt; ref);</text:p>
      <text:p text:style-name="P8"><text:s text:c="4"/>Decoding&lt;?&gt; decode(Type&lt;T&gt;);</text:p>
      <text:p text:style-name="P8"/>
      <text:p text:style-name="P8"><text:s text:c="4"/>Encoding encode(Object obj);</text:p>
      <text:p text:style-name="P8"/>
      <text:p text:style-name="P8"><text:s text:c="4"/>boolean isIgnoreNull();</text:p>
      <text:p text:style-name="P8"><text:s text:c="4"/>boolean isPretty();</text:p>
      <text:p text:style-name="P8"><text:s text:c="4"/>void setIgnoreNull(boolean ignore);</text:p>
      <text:p text:style-name="P8"><text:s text:c="4"/>void setPretty(boolean prettify);</text:p>
      <text:p text:style-name="P7">}</text:p>
      <text:p text:style-name="P7"/>
      <text:p text:style-name="P7">public interface Decoding&lt;T&gt; {</text:p>
      <text:p text:style-name="P8"><text:s text:c="4"/>T from(InputStream in);</text:p>
      <text:p text:style-name="P8"><text:s text:c="4"/>T from(InputStream in, String charset);</text:p>
      <text:p text:style-name="P8"><text:s text:c="4"/>T from(Reader in); // TODO do we need this?</text:p>
      <text:p text:style-name="P8"><text:s text:c="4"/>T from(CharSequence in);</text:p>
      <text:p text:style-name="P7">}</text:p>
      <text:p text:style-name="P7"/>
      <text:p text:style-name="P7">public interface Encoding {</text:p>
      <text:p text:style-name="P8"><text:s text:c="4"/>void to(OutputStream out);</text:p>
      <text:p text:style-name="P8"><text:s text:c="4"/>void to(OutputStream out, String charset);</text:p>
      <text:p text:style-name="P8"><text:s text:c="4"/>void to(Appendable out);</text:p>
      <text:p text:style-name="P8"><text:s text:c="4"/>String result();</text:p>
      <text:p text:style-name="P7">}</text:p>
      <text:p text:style-name="P7"/>
      <text:h text:style-name="Heading_20_3" text:outline-level="3">Use from outside of OSGi</text:h>
      <text:p text:style-name="P9"><office:annotation office:name="__Annotation__3049_923006322"><dc:creator>David Bosschaert</dc:creator><dc:date>2016-01-04T16:44:16</dc:date><text:p text:style-name="P56"><text:span text:style-name="T16">It was suggested to have the SL produce a factory but I don't see why...</text:span></text:p></office:annotation>User ServiceLoader to find a service of the appropriate type.<office:annotation-end office:name="__Annotation__3049_923006322"/> This can be done with the <text:span text:style-name="T4">Converter</text:span> service and the <text:span text:style-name="T4">Encoder</text:span> service. The Encoder service has accessors to distinguish the implementations capabilities from others.</text:p>
      <text:p text:style-name="Body"/>
      <text:h text:style-name="Heading_20_2" text:outline-level="2">Conversions</text:h>
      <text:p text:style-name="Body">The following conversions will be supported.</text:p>
      <text:p text:style-name="Body"/>
      <text:h text:style-name="P32" text:outline-level="3">Single-value data types and List/Array/Set</text:h>
      <text:p text:style-name="Body">In the following table recursive conversions are marked as follows Collections.singleton(<text:span text:style-name="T14">»</text:span>String(<text:span text:style-name="T5">v</text:span>)) means that <text:span text:style-name="T5">v</text:span> is first converted to a String using the rules described there and then the result is passed to Collections.singleton.</text:p>
      <text:p text:style-name="Body">If an a runtime type is the same as the target type no conversion is needed and hence this is not mentioned in this table.</text:p>
      <text:p text:style-name="Body">Add more recursion, keep to Boxed types (from) Number, Boolean, Character</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15">→</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10">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text:p>
          </table:table-cell>
          <table:table-cell table:style-name="Table6.G2" office:value-type="string">
            <text:p text:style-name="Table_20_Contents">“”</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text:span text:style-name="T5">number</text:span>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text:p>
          </table:table-cell>
          <table:table-cell table:style-name="Table6.A2" office:value-type="string">
            <text:p text:style-name="Table_20_Contents">v.charValue()</text:p>
          </table:table-cell>
          <table:table-cell table:style-name="Table6.A2" office:value-type="string">
            <text:p text:style-name="Table_20_Contents">(char) v.<text:span text:style-name="T5">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10">number</text:p>
          </table:table-cell>
          <table:table-cell table:style-name="Table6.A2" office:value-type="string">
            <text:p text:style-name="Table_20_Contents"><text:span text:style-name="T5">Numb</text:span><text:span text:style-name="T5">er</text:span>.</text:p>
            <text:p text:style-name="Table_20_Contents">parse<text:span text:style-name="T5">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5">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12">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10">EnumType</text:p>
          </table:table-cell>
          <table:table-cell table:style-name="Table6.A2" office:value-type="string">
            <text:p text:style-name="Table_20_Contents"><text:span text:style-name="T5">EnumType</text:span>.valueOf(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10">AnnotationType</text:p>
          </table:table-cell>
          <table:table-cell table:style-name="Table6.A2" office:value-type="string">
            <text:p text:style-name="P11">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45">BigDecimal/</text:p>
            <text:p text:style-name="P45">BigInteger ??</text:p>
          </table:table-cell>
          <table:table-cell table:style-name="Table6.A2" office:value-type="string">
            <text:p text:style-name="P11"/>
          </table:table-cell>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
          </table:table-cell>
          <table:table-cell table:style-name="Table6.G2" office:value-type="string">
            <text:p text:style-name="Table_20_Contents"/>
          </table:table-cell>
        </table:table-row>
      </table:table>
      <text:h text:style-name="Heading_20_4" text:outline-level="4">Conversion from non-empty Arrays, Collections to single-value type </text:h>
      <text:p text:style-name="Body">The first element is taken and converted into the target element.</text:p>
      <text:p text:style-name="Body">Exception: byte[] <text:span text:style-name="T3">→</text:span> String: will be converted by calling new String(byte[] v)</text:p>
      <text:h text:style-name="Heading_20_4" text:outline-level="4">Conversion from single value type to Array, List, Set</text:h>
      <text:p text:style-name="Body">Conversion to collections:</text:p>
      <table:table table:name="Table7" table:style-name="Table7">
        <table:table-column table:style-name="Table7.A"/>
        <table:table-column table:style-name="Table7.B"/>
        <table:table-row>
          <table:table-cell table:style-name="Table7.A1" office:value-type="string">
            <text:p text:style-name="Table_20_Contents">↓ dest / src <text:span text:style-name="T15">→</text:span> </text:p>
          </table:table-cell>
          <table:table-cell table:style-name="Table7.B1" office:value-type="string">
            <text:p text:style-name="Table_20_Contents">T v</text:p>
          </table:table-cell>
        </table:table-row>
        <table:table-row>
          <table:table-cell table:style-name="Table7.A2" office:value-type="string">
            <text:p text:style-name="Table_20_Contents">List&lt;T&gt;</text:p>
          </table:table-cell>
          <table:table-cell table:style-name="Table7.B2" office:value-type="string">
            <text:p text:style-name="Table_20_Contents">Collections.<text:line-break/> <text:s/>singletonList(v)</text:p>
          </table:table-cell>
        </table:table-row>
        <table:table-row>
          <table:table-cell table:style-name="Table7.A2" office:value-type="string">
            <text:p text:style-name="Table_20_Contents">Set&lt;T&gt;</text:p>
          </table:table-cell>
          <table:table-cell table:style-name="Table7.B2" office:value-type="string">
            <text:p text:style-name="Table_20_Contents">Collections.<text:line-break/> <text:s/>singleton(v)</text:p>
          </table:table-cell>
        </table:table-row>
        <text:soft-page-break/>
        <table:table-row>
          <table:table-cell table:style-name="Table7.A2" office:value-type="string">
            <text:p text:style-name="Table_20_Contents">T[]</text:p>
          </table:table-cell>
          <table:table-cell table:style-name="Table7.B2" office:value-type="string">
            <text:p text:style-name="Table_20_Contents">new T[] {v};</text:p>
          </table:table-cell>
        </table:table-row>
      </table:table>
      <text:h text:style-name="Heading_20_4" text:outline-level="4">Conversion from Array, List, Set to Array, List, Set</text:h>
      <text:p text:style-name="Body">TODO can we support converstions from String[] → List&lt;Integer&gt; or something like this? Do we need special APIs to indicate the target type because of erasure?</text:p>
      <text:p text:style-name="Body"/>
      <text:h text:style-name="Heading_20_3" text:outline-level="3">Complex data structures</text:h>
      <text:p text:style-name="Body">Complex data structures hold values of various types. The canonical representation of a complex data structure is a Map. For each supported complex structure a description is made how they are converted to and from the Map representation. Implementations may decide to optimize behavior by providing more direct conversions.</text:p>
      <text:h text:style-name="Heading_20_4" text:outline-level="4">Map</text:h>
      <text:p text:style-name="Body">Map is the canonical type so no further conversion is needed.</text:p>
      <text:h text:style-name="Heading_20_4" text:outline-level="4">Dictionary</text:h>
      <text:p text:style-name="Body">A Dictionary is converted to a Map by creating a new map with the exact same key and value pairs.</text:p>
      <text:h text:style-name="Heading_20_4" text:outline-level="4">Interface </text:h>
      <text:p text:style-name="Body">In this case support conversion to interfaces that can provide defaults for non-set values:</text:p>
      <text:p text:style-name="Body">Config {</text:p>
      <text:p text:style-name="Body"><text:s text:c="2"/>int my_value(int defVal);</text:p>
      <text:p text:style-name="Body">}</text:p>
      <text:p text:style-name="Body"/>
      <text:p text:style-name="Body">Config cfg = <text:span text:style-name="T3">…</text:span> // created by converter</text:p>
      <text:p text:style-name="Body">int val = cfg.my_value(17); // if not set then use 17</text:p>
      <text:h text:style-name="Heading_20_4" text:outline-level="4">Annotation</text:h>
      <text:p text:style-name="Body">Just like interface but with the added capability of specifying a default in the annotation definition.</text:p>
      <text:h text:style-name="Heading_20_4" text:outline-level="4"><text:soft-page-break/>DTO</text:h>
      <text:p text:style-name="Body"/>
      <text:h text:style-name="Heading_20_3" text:outline-level="3">Supporting Datatype</text:h>
      <text:p text:style-name="Body">Add Map&lt;String,?&gt; getProperties() to various APIs, Event, ServiceReference, BundleContext. This to facilitate converting from those types to other types. It will also keep this API clean of other OSGi deps.</text:p>
      <text:p text:style-name="P28"/>
      <text:h text:style-name="P30" text:outline-level="1">Data Transfer Objects</text:h>
      <text:p text:style-name="P13">RFC 185 defines Data Transfer Objects as a generic means for management solutions to interact with runtime entities in an OSGi Framework. DTOs provides a common, easily serializable representation of the technology.</text:p>
      <text:p text:style-name="P13">For all new functionality added to the OSGi Framework the question should be asked: would this feature benefit from a DTO? The expectation is that in most cases it would.</text:p>
      <text:p text:style-name="P13">The DTOs for the design in this RFC should be described here and if there are no DTOs being defined an explanation should be given explaining why this is not applicable in this case.</text:p>
      <text:p text:style-name="P13">This section is optional and could also be provided in a separate RFC.</text:p>
      <text:h text:style-name="P30" text:outline-level="1">Javadoc</text:h>
      <text:p text:style-name="P14"><text:span text:style-name="T7">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10">https://www.osgi.org/members/RFC/Javadoc</text:span></text:a><text:span text:style-name="T7"> </text:span></text:p>
      <text:h text:style-name="P30" text:outline-level="1">Considered Alternatives</text:h>
      <text:p text:style-name="P24">For posterity, record the design alternatives that were considered but rejected along with the reason for rejection. This is especially important for external/earlier solutions that were deemed not applicable.</text:p>
      <text:p text:style-name="Body">This section is past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46">dest v / src -&gt;</text:p>
          </table:table-cell>
          <table:table-cell table:style-name="Table5.A1" office:value-type="string">
            <text:p text:style-name="P47">String</text:p>
          </table:table-cell>
          <table:table-cell table:style-name="Table5.A1" office:value-type="string">
            <text:p text:style-name="P49">Boxed</text:p>
          </table:table-cell>
          <table:table-cell table:style-name="Table5.A1" office:value-type="string">
            <text:p text:style-name="P49">primitive</text:p>
          </table:table-cell>
          <table:table-cell table:style-name="Table5.A1" office:value-type="string">
            <text:p text:style-name="P49">Object</text:p>
          </table:table-cell>
          <table:table-cell table:style-name="Table5.A1" office:value-type="string">
            <text:p text:style-name="P49">primitive[]</text:p>
          </table:table-cell>
          <table:table-cell table:style-name="Table5.A1" office:value-type="string">
            <text:p text:style-name="P49">Boxed[] </text:p>
          </table:table-cell>
          <table:table-cell table:style-name="Table5.A1" office:value-type="string">
            <text:p text:style-name="P49">collection&lt;?&gt;</text:p>
          </table:table-cell>
          <table:table-cell table:style-name="Table5.I1" office:value-type="string">
            <text:p text:style-name="P54">null</text:p>
          </table:table-cell>
        </table:table-row>
        <text:soft-page-break/>
        <table:table-row>
          <table:table-cell table:style-name="Table5.A2" office:value-type="string">
            <text:p text:style-name="P47">String</text:p>
          </table:table-cell>
          <table:table-cell table:style-name="Table5.A2" office:value-type="string">
            <text:p text:style-name="P49">v</text:p>
          </table:table-cell>
          <table:table-cell table:style-name="Table5.A2" office:value-type="string">
            <text:p text:style-name="P47"><text:span text:style-name="T5">v</text:span>.toString()</text:p>
          </table:table-cell>
          <table:table-cell table:style-name="Table5.A2" office:value-type="string">
            <text:p text:style-name="P47">String.valueOf(<text:span text:style-name="T5">v</text:span>)</text:p>
          </table:table-cell>
          <table:table-cell table:style-name="Table5.A2" office:value-type="string">
            <text:p text:style-name="P47"><text:span text:style-name="T5">v</text:span>.toString()</text:p>
          </table:table-cell>
          <table:table-cell table:style-name="Table5.A2" office:value-type="string">
            <text:p text:style-name="P48">Arrays.toString(<text:span text:style-name="T5">v</text:span>)</text:p>
            <text:p text:style-name="P48">except for char[]: String.valueOf(<text:span text:style-name="T5">v</text:span>) </text:p>
          </table:table-cell>
          <table:table-cell table:style-name="Table5.A2" office:value-type="string">
            <text:p text:style-name="P47">Arrays.toString(<text:span text:style-name="T5">v</text:span>)</text:p>
          </table:table-cell>
          <table:table-cell table:style-name="Table5.A2" office:value-type="string">
            <text:p text:style-name="P47"><text:span text:style-name="T5">v</text:span>.toString()</text:p>
          </table:table-cell>
          <table:table-cell table:style-name="Table5.I2" office:value-type="string">
            <text:p text:style-name="P55">null</text:p>
          </table:table-cell>
        </table:table-row>
        <table:table-row>
          <table:table-cell table:style-name="Table5.A2" office:value-type="string">
            <text:p text:style-name="P47">String[]</text:p>
          </table:table-cell>
          <table:table-cell table:style-name="Table5.A2" office:value-type="string">
            <text:p text:style-name="P47">new String[] {<text:span text:style-name="T5">v</text:span>}</text:p>
          </table:table-cell>
          <table:table-cell table:style-name="Table5.A2" office:value-type="string">
            <text:p text:style-name="P48">new String[] {<text:span text:style-name="T5">v</text:span>.toString()}</text:p>
          </table:table-cell>
          <table:table-cell table:style-name="Table5.A2" office:value-type="string">
            <text:p text:style-name="P48">new String[] {String.valueOf(<text:span text:style-name="T5">v</text:span>)}</text:p>
          </table:table-cell>
          <table:table-cell table:style-name="Table5.A2" office:value-type="string">
            <text:p text:style-name="P47">if String[]: <text:span text:style-name="T5">v</text:span> </text:p>
            <text:p text:style-name="P47">otherwise:</text:p>
            <text:p text:style-name="P47">new String[] </text:p>
            <text:p text:style-name="P47">{<text:span text:style-name="T5">v.</text:span><text:span text:style-name="T13">toString()}</text:span></text:p>
          </table:table-cell>
          <table:table-cell table:style-name="Table5.A2" office:value-type="string">
            <text:p text:style-name="P47">Arrays.stream(<text:span text:style-name="T5">v</text:span>).</text:p>
            <text:p text:style-name="P47">mapToObj(</text:p>
            <text:p text:style-name="P47">String::valueOf)</text:p>
            <text:p text:style-name="P47">.toArray(</text:p>
            <text:p text:style-name="P47">String[]::new)</text:p>
          </table:table-cell>
          <table:table-cell table:style-name="Table5.A2" office:value-type="string">
            <text:p text:style-name="P47">Arrays.stream(v).</text:p>
            <text:p text:style-name="P47">map(</text:p>
            <text:p text:style-name="P47">String::valueOf).</text:p>
            <text:p text:style-name="P47">toArray(</text:p>
            <text:p text:style-name="P47">String[]::new)</text:p>
          </table:table-cell>
          <table:table-cell table:style-name="Table5.A2" office:value-type="string">
            <text:p text:style-name="P47"><text:span text:style-name="T5">v</text:span>.stream().map(</text:p>
            <text:p text:style-name="P47">String::valueOf).</text:p>
            <text:p text:style-name="P47">toArray(</text:p>
            <text:p text:style-name="P47">String[]::new)</text:p>
          </table:table-cell>
          <table:table-cell table:style-name="Table5.I2" office:value-type="string">
            <text:p text:style-name="P55">new String[]{}</text:p>
          </table:table-cell>
        </table:table-row>
        <table:table-row>
          <table:table-cell table:style-name="Table5.A2" office:value-type="string">
            <text:p text:style-name="P47">List&lt;String&gt;</text:p>
          </table:table-cell>
          <table:table-cell table:style-name="Table5.A2" office:value-type="string">
            <text:p text:style-name="P47">Collections.</text:p>
            <text:p text:style-name="P47">singletonList(<text:span text:style-name="T5">v</text:span>)</text:p>
          </table:table-cell>
          <table:table-cell table:style-name="Table5.A2" office:value-type="string">
            <text:p text:style-name="P48">Collections.</text:p>
            <text:p text:style-name="P48">singletonList(</text:p>
            <text:p text:style-name="P48"><text:s text:c="2"/>»String(<text:span text:style-name="T5">v</text:span>))</text:p>
          </table:table-cell>
          <table:table-cell table:style-name="Table5.A2" office:value-type="string">
            <text:p text:style-name="P48">Collections.</text:p>
            <text:p text:style-name="P48">singletonList(</text:p>
            <text:p text:style-name="P48"><text:s text:c="2"/>»String(<text:span text:style-name="T5">v</text:span>))</text:p>
          </table:table-cell>
          <table:table-cell table:style-name="Table5.A2" office:value-type="string">
            <text:p text:style-name="P48">Collections.</text:p>
            <text:p text:style-name="P48">singletonList(</text:p>
            <text:p text:style-name="P48"><text:s text:c="2"/>»String(<text:span text:style-name="T5">v</text:span>))</text:p>
          </table:table-cell>
          <table:table-cell table:style-name="Table5.A2" office:value-type="string">
            <text:p text:style-name="P47">Arrays.stream(<text:span text:style-name="T5">v</text:span>).</text:p>
            <text:p text:style-name="P47">mapToObj(</text:p>
            <text:p text:style-name="P47">String::valueOf).</text:p>
            <text:p text:style-name="P47">collect(toList())</text:p>
          </table:table-cell>
          <table:table-cell table:style-name="Table5.A2" office:value-type="string">
            <text:p text:style-name="P47">Arrays.stream(<text:span text:style-name="T5">v</text:span>).</text:p>
            <text:p text:style-name="P47">map(</text:p>
            <text:p text:style-name="P47">String::valueOf).</text:p>
            <text:p text:style-name="P47">collect(toList())</text:p>
          </table:table-cell>
          <table:table-cell table:style-name="Table5.A2" office:value-type="string">
            <text:p text:style-name="P47"><text:span text:style-name="T5">v</text:span><text:span text:style-name="T13">.stream().map(</text:span></text:p>
            <text:p text:style-name="P50">String::valueOf).</text:p>
            <text:p text:style-name="P50">collect(toList())</text:p>
          </table:table-cell>
          <table:table-cell table:style-name="Table5.I2" office:value-type="string">
            <text:p text:style-name="P55">Collections.</text:p>
            <text:p text:style-name="P55">emptyList()</text:p>
          </table:table-cell>
        </table:table-row>
        <table:table-row>
          <table:table-cell table:style-name="Table5.A2" office:value-type="string">
            <text:p text:style-name="P47">Set&lt;String&gt;</text:p>
          </table:table-cell>
          <table:table-cell table:style-name="Table5.A2" office:value-type="string">
            <text:p text:style-name="P47">Collections.</text:p>
            <text:p text:style-name="P47">singleton(v)</text:p>
          </table:table-cell>
          <table:table-cell table:style-name="Table5.A2" office:value-type="string">
            <text:p text:style-name="P48">Collections.</text:p>
            <text:p text:style-name="P48">singleton(</text:p>
            <text:p text:style-name="P48"><text:s text:c="2"/>»String(<text:span text:style-name="T5">v</text:span>))</text:p>
          </table:table-cell>
          <table:table-cell table:style-name="Table5.A2" office:value-type="string">
            <text:p text:style-name="P48">Collections.</text:p>
            <text:p text:style-name="P48">singleton(</text:p>
            <text:p text:style-name="P48"><text:s text:c="2"/>»String(<text:span text:style-name="T5">v</text:span>))</text:p>
          </table:table-cell>
          <table:table-cell table:style-name="Table5.A2" office:value-type="string">
            <text:p text:style-name="P48">Collections.</text:p>
            <text:p text:style-name="P48">singleton(</text:p>
            <text:p text:style-name="P48"><text:s text:c="2"/>»String(<text:span text:style-name="T5">v</text:span>))</text:p>
          </table:table-cell>
          <table:table-cell table:style-name="Table5.A2" office:value-type="string">
            <text:p text:style-name="P47">Arrays.stream(<text:span text:style-name="T5">v</text:span>).</text:p>
            <text:p text:style-name="P47">mapToObj(</text:p>
            <text:p text:style-name="P47">String::valueOf).</text:p>
            <text:p text:style-name="P47">collect(toSet())</text:p>
          </table:table-cell>
          <table:table-cell table:style-name="Table5.A2" office:value-type="string">
            <text:p text:style-name="P47">Arrays.stream(<text:span text:style-name="T5">v</text:span>).</text:p>
            <text:p text:style-name="P47">map(</text:p>
            <text:p text:style-name="P47">String::valueOf).</text:p>
            <text:p text:style-name="P47">collect(toSet())</text:p>
          </table:table-cell>
          <table:table-cell table:style-name="Table5.A2" office:value-type="string">
            <text:p text:style-name="P47"><text:span text:style-name="T5">v</text:span><text:span text:style-name="T13">.stream().map(</text:span></text:p>
            <text:p text:style-name="P50">String::valueOf).</text:p>
            <text:p text:style-name="P50">collect(toSet())</text:p>
          </table:table-cell>
          <table:table-cell table:style-name="Table5.I2" office:value-type="string">
            <text:p text:style-name="P55">Collections.</text:p>
            <text:p text:style-name="P55">emptySet()</text:p>
          </table:table-cell>
        </table:table-row>
        <table:table-row>
          <table:table-cell table:style-name="Table5.A2" office:value-type="string">
            <text:p text:style-name="P47">Collection&lt;String&gt;</text:p>
          </table:table-cell>
          <table:table-cell table:style-name="Table5.A2" office:value-type="string">
            <text:p text:style-name="P49">pick either list or set</text:p>
          </table:table-cell>
          <table:table-cell table:style-name="Table5.A2" office:value-type="string">
            <text:p text:style-name="P48"/>
          </table:table-cell>
          <table:table-cell table:style-name="Table5.A2" office:value-type="string">
            <text:p text:style-name="P48"/>
          </table:table-cell>
          <table:table-cell table:style-name="Table5.A2" office:value-type="string">
            <text:p text:style-name="P47"/>
          </table:table-cell>
          <table:table-cell table:style-name="Table5.A2" office:value-type="string">
            <text:p text:style-name="P47"/>
          </table:table-cell>
          <table:table-cell table:style-name="Table5.A2" office:value-type="string">
            <text:p text:style-name="P47"/>
          </table:table-cell>
          <table:table-cell table:style-name="Table5.A2" office:value-type="string">
            <text:p text:style-name="P53"/>
          </table:table-cell>
          <table:table-cell table:style-name="Table5.I2" office:value-type="string">
            <text:p text:style-name="P55"/>
          </table:table-cell>
        </table:table-row>
        <table:table-row>
          <table:table-cell table:style-name="Table5.A2" office:value-type="string">
            <text:p text:style-name="P47">int </text:p>
          </table:table-cell>
          <table:table-cell table:style-name="Table5.A2" office:value-type="string">
            <text:p text:style-name="P50">Integer.parseInt(<text:span text:style-name="T5">v</text:span>)</text:p>
          </table:table-cell>
          <table:table-cell table:style-name="Table5.A2" office:value-type="string">
            <text:p text:style-name="P48"><text:span text:style-name="T5">v</text:span>.intValue()</text:p>
          </table:table-cell>
          <table:table-cell table:style-name="Table5.A2" office:value-type="string">
            <text:p text:style-name="P48">if int: <text:span text:style-name="T5">v</text:span></text:p>
            <text:p text:style-name="P51">otherwise:</text:p>
            <text:p text:style-name="P51">(int) <text:span text:style-name="T5">v</text:span></text:p>
          </table:table-cell>
          <table:table-cell table:style-name="Table5.A2" office:value-type="string">
            <text:p text:style-name="P52">»int(v.toString())</text:p>
            <text:p text:style-name="P47"/>
          </table:table-cell>
          <table:table-cell table:style-name="Table5.A2" office:value-type="string">
            <text:p text:style-name="P47">if <text:span text:style-name="T5">v</text:span>.length == 0: </text:p>
            <text:p text:style-name="P47">0</text:p>
            <text:p text:style-name="P47">otherwise:</text:p>
            <text:p text:style-name="P47">»int(<text:span text:style-name="T5">v</text:span>[0])</text:p>
          </table:table-cell>
          <table:table-cell table:style-name="Table5.A2" office:value-type="string">
            <text:p text:style-name="P47">if <text:span text:style-name="T5">v</text:span>.length == 0: </text:p>
            <text:p text:style-name="P47">0</text:p>
            <text:p text:style-name="P47">otherwise:</text:p>
            <text:p text:style-name="P47">»int(<text:span text:style-name="T5">v</text:span>[0])</text:p>
          </table:table-cell>
          <table:table-cell table:style-name="Table5.A2" office:value-type="string">
            <text:p text:style-name="P47">if <text:span text:style-name="T5">v</text:span>.size() == 0:</text:p>
            <text:p text:style-name="P47">0</text:p>
            <text:p text:style-name="P47">otherwise:</text:p>
            <text:p text:style-name="P47">»int(<text:span text:style-name="T5">v</text:span>.iterator().</text:p>
            <text:p text:style-name="P47">next())</text:p>
          </table:table-cell>
          <table:table-cell table:style-name="Table5.I7" office:value-type="float" office:value="0">
            <text:p text:style-name="P55">0</text:p>
          </table:table-cell>
        </table:table-row>
        <table:table-row>
          <table:table-cell table:style-name="Table5.A2" office:value-type="string">
            <text:p text:style-name="P47">boolean</text:p>
          </table:table-cell>
          <table:table-cell table:style-name="Table5.A2" office:value-type="string">
            <text:p text:style-name="P50">Boolean.valueOf(<text:span text:style-name="T5">v</text:span>)</text:p>
          </table:table-cell>
          <table:table-cell table:style-name="Table5.A2" office:value-type="string">
            <text:p text:style-name="P48">if Boolean: <text:span text:style-name="T5">v.</text:span><text:span text:style-name="T13">booleanValue()</text:span></text:p>
            <text:p text:style-name="P51">otherwise:</text:p>
            <text:p text:style-name="P51">»int(<text:span text:style-name="T5">v</text:span>) != 0 </text:p>
          </table:table-cell>
          <table:table-cell table:style-name="Table5.A2" office:value-type="string">
            <text:p text:style-name="P48">if boolean: <text:span text:style-name="T5">v</text:span></text:p>
            <text:p text:style-name="P51">otherwise:</text:p>
            <text:p text:style-name="P51">»int(<text:span text:style-name="T5">v</text:span>) != 0 </text:p>
          </table:table-cell>
          <table:table-cell table:style-name="Table5.A2" office:value-type="string">
            <text:p text:style-name="P52">»boolean(</text:p>
            <text:p text:style-name="P52">v.toString())</text:p>
            <text:p text:style-name="P47"/>
          </table:table-cell>
          <table:table-cell table:style-name="Table5.A2" office:value-type="string">
            <text:p text:style-name="P47">if <text:span text:style-name="T5">v</text:span>.length == 0:</text:p>
            <text:p text:style-name="P47">false</text:p>
            <text:p text:style-name="P47">otherwise:</text:p>
            <text:p text:style-name="P47">»boolean(<text:span text:style-name="T5">v</text:span>[0])</text:p>
          </table:table-cell>
          <table:table-cell table:style-name="Table5.A2" office:value-type="string">
            <text:p text:style-name="P47">if <text:span text:style-name="T5">v</text:span>.length == 0:</text:p>
            <text:p text:style-name="P47">false</text:p>
            <text:p text:style-name="P47">otherwise:</text:p>
            <text:p text:style-name="P47">»boolean(<text:span text:style-name="T5">v</text:span>[0])</text:p>
          </table:table-cell>
          <table:table-cell table:style-name="Table5.A2" office:value-type="string">
            <text:p text:style-name="P47">if <text:span text:style-name="T5">v</text:span>.size() == 0:</text:p>
            <text:p text:style-name="P47">false</text:p>
            <text:p text:style-name="P47">otherwise:</text:p>
            <text:p text:style-name="P47">»boolean(<text:span text:style-name="T5">v.</text:span></text:p>
            <text:p text:style-name="P50">iterator().next())</text:p>
          </table:table-cell>
          <table:table-cell table:style-name="Table5.I2" office:value-type="string">
            <text:p text:style-name="P55">false</text:p>
          </table:table-cell>
        </table:table-row>
        <table:table-row>
          <table:table-cell table:style-name="Table5.A2" office:value-type="string">
            <text:p text:style-name="P47">char</text:p>
          </table:table-cell>
          <table:table-cell table:style-name="Table5.A2" office:value-type="string">
            <text:p text:style-name="P50"><text:span text:style-name="T5">v</text:span>.length() &gt; 0 ? <text:span text:style-name="T5">v</text:span>.charAt(0) : 0</text:p>
          </table:table-cell>
          <table:table-cell table:style-name="Table5.A2" office:value-type="string">
            <text:p text:style-name="P48">(char) <text:span text:style-name="T5">v</text:span>. <text:span text:style-name="T5">number</text:span>Value()</text:p>
          </table:table-cell>
          <table:table-cell table:style-name="Table5.A2" office:value-type="string">
            <text:p text:style-name="P48">(char) <text:span text:style-name="T5">v</text:span></text:p>
          </table:table-cell>
          <table:table-cell table:style-name="Table5.A2" office:value-type="string">
            <text:p text:style-name="P52">»char(v.toString())</text:p>
            <text:p text:style-name="P47"/>
          </table:table-cell>
          <table:table-cell table:style-name="Table5.A2" office:value-type="string">
            <text:p text:style-name="P47">if <text:span text:style-name="T5">v</text:span>.length == 0:</text:p>
            <text:p text:style-name="P47">0</text:p>
            <text:p text:style-name="P47">otherwise:</text:p>
            <text:p text:style-name="P47">»char(<text:span text:style-name="T5">v</text:span>[0])</text:p>
          </table:table-cell>
          <table:table-cell table:style-name="Table5.A2" office:value-type="string">
            <text:p text:style-name="P47">if <text:span text:style-name="T5">v</text:span>.length == 0:</text:p>
            <text:p text:style-name="P47">0</text:p>
            <text:p text:style-name="P47">otherwise:</text:p>
            <text:p text:style-name="P47">»char(<text:span text:style-name="T5">v</text:span>[0])</text:p>
          </table:table-cell>
          <table:table-cell table:style-name="Table5.A2" office:value-type="string">
            <text:p text:style-name="P47">if <text:span text:style-name="T5">v</text:span>.size() == 0:</text:p>
            <text:p text:style-name="P47">0</text:p>
            <text:p text:style-name="P47">otherwise:</text:p>
            <text:p text:style-name="P47">»char(<text:span text:style-name="T5">v.</text:span><text:span text:style-name="T13">iterator().</text:span></text:p>
            <text:p text:style-name="P47"><text:span text:style-name="T13">next()</text:span>)</text:p>
          </table:table-cell>
          <table:table-cell table:style-name="Table5.I7" office:value-type="float" office:value="0">
            <text:p text:style-name="P55">0</text:p>
          </table:table-cell>
        </table:table-row>
        <table:table-row>
          <table:table-cell table:style-name="Table5.A2" office:value-type="string">
            <text:p text:style-name="P47">byte</text:p>
          </table:table-cell>
          <table:table-cell table:style-name="Table5.A2" office:value-type="string">
            <text:p text:style-name="P50"><text:span text:style-name="T5">v</text:span>.getBytes()[0] or 0 if no bytes in array.</text:p>
          </table:table-cell>
          <table:table-cell table:style-name="Table5.A2" office:value-type="string">
            <text:p text:style-name="P48"><text:span text:style-name="T13">(byte) </text:span><text:span text:style-name="T5">v</text:span>.int<text:span text:style-name="T13">Va</text:span>lue()</text:p>
          </table:table-cell>
          <table:table-cell table:style-name="Table5.A2" office:value-type="string">
            <text:p text:style-name="P48">(byte) <text:span text:style-name="T5">v</text:span></text:p>
          </table:table-cell>
          <table:table-cell table:style-name="Table5.A2" office:value-type="string">
            <text:p text:style-name="P52">»byte(v.toString())</text:p>
            <text:p text:style-name="P47"/>
          </table:table-cell>
          <table:table-cell table:style-name="Table5.A2" office:value-type="string">
            <text:p text:style-name="P47">if <text:span text:style-name="T5">v</text:span>.length == 0:</text:p>
            <text:p text:style-name="P47">0</text:p>
            <text:p text:style-name="P47">otherwise:</text:p>
            <text:p text:style-name="P47">»char(<text:span text:style-name="T5">v</text:span>[0])</text:p>
          </table:table-cell>
          <table:table-cell table:style-name="Table5.A2" office:value-type="string">
            <text:p text:style-name="P47">if <text:span text:style-name="T5">v</text:span>.length == 0:</text:p>
            <text:p text:style-name="P47">0</text:p>
            <text:p text:style-name="P47">otherwise:</text:p>
            <text:p text:style-name="P47">»char(<text:span text:style-name="T5">v</text:span>[0])</text:p>
          </table:table-cell>
          <table:table-cell table:style-name="Table5.A2" office:value-type="string">
            <text:p text:style-name="P47">if <text:span text:style-name="T5">v</text:span>.size() == 0:</text:p>
            <text:p text:style-name="P47">0</text:p>
            <text:p text:style-name="P47">otherwise:</text:p>
            <text:p text:style-name="P47">»byte(<text:span text:style-name="T5">v</text:span><text:span text:style-name="T13">.iterator().</text:span></text:p>
            <text:p text:style-name="P47"><text:span text:style-name="T13">next()</text:span>)</text:p>
          </table:table-cell>
          <table:table-cell table:style-name="Table5.I7" office:value-type="float" office:value="0">
            <text:p text:style-name="P55">0</text:p>
          </table:table-cell>
        </table:table-row>
        <table:table-row>
          <table:table-cell table:style-name="Table5.A2" office:value-type="string">
            <text:p text:style-name="P47">short</text:p>
          </table:table-cell>
          <table:table-cell table:style-name="Table5.A2" office:value-type="string">
            <text:p text:style-name="P50"/>
          </table:table-cell>
          <table:table-cell table:style-name="Table5.A2" office:value-type="string">
            <text:p text:style-name="P48"/>
          </table:table-cell>
          <table:table-cell table:style-name="Table5.A2" office:value-type="string">
            <text:p text:style-name="P48"/>
          </table:table-cell>
          <table:table-cell table:style-name="Table5.A2" office:value-type="string">
            <text:p text:style-name="P47"/>
          </table:table-cell>
          <table:table-cell table:style-name="Table5.A2" office:value-type="string">
            <text:p text:style-name="P47"/>
          </table:table-cell>
          <table:table-cell table:style-name="Table5.A2" office:value-type="string">
            <text:p text:style-name="P47"/>
          </table:table-cell>
          <table:table-cell table:style-name="Table5.A2" office:value-type="string">
            <text:p text:style-name="P47"/>
          </table:table-cell>
          <table:table-cell table:style-name="Table5.I2" office:value-type="string">
            <text:p text:style-name="P55"/>
          </table:table-cell>
        </table:table-row>
        <table:table-row>
          <table:table-cell table:style-name="Table5.A2" office:value-type="string">
            <text:p text:style-name="P47">float</text:p>
          </table:table-cell>
          <table:table-cell table:style-name="Table5.A2" office:value-type="string">
            <text:p text:style-name="P50"/>
          </table:table-cell>
          <table:table-cell table:style-name="Table5.A2" office:value-type="string">
            <text:p text:style-name="P48"/>
          </table:table-cell>
          <table:table-cell table:style-name="Table5.A2" office:value-type="string">
            <text:p text:style-name="P48"/>
          </table:table-cell>
          <table:table-cell table:style-name="Table5.A2" office:value-type="string">
            <text:p text:style-name="P47"/>
          </table:table-cell>
          <table:table-cell table:style-name="Table5.A2" office:value-type="string">
            <text:p text:style-name="P47"/>
          </table:table-cell>
          <table:table-cell table:style-name="Table5.A2" office:value-type="string">
            <text:p text:style-name="P47"/>
          </table:table-cell>
          <table:table-cell table:style-name="Table5.A2" office:value-type="string">
            <text:p text:style-name="P47"/>
          </table:table-cell>
          <table:table-cell table:style-name="Table5.I2" office:value-type="string">
            <text:p text:style-name="P55"/>
          </table:table-cell>
        </table:table-row>
        <table:table-row>
          <table:table-cell table:style-name="Table5.A2" office:value-type="string">
            <text:p text:style-name="P47">double</text:p>
          </table:table-cell>
          <table:table-cell table:style-name="Table5.A2" office:value-type="string">
            <text:p text:style-name="P50">Double.</text:p>
            <text:p text:style-name="P50">parseDouble(<text:span text:style-name="T5">v</text:span>)</text:p>
          </table:table-cell>
          <table:table-cell table:style-name="Table5.A2" office:value-type="string">
            <text:p text:style-name="P48">v.doubleValue()</text:p>
          </table:table-cell>
          <table:table-cell table:style-name="Table5.A2" office:value-type="string">
            <text:p text:style-name="P48">(double) <text:span text:style-name="T5">v</text:span></text:p>
          </table:table-cell>
          <table:table-cell table:style-name="Table5.A2" office:value-type="string">
            <text:p text:style-name="P47">Double.</text:p>
            <text:p text:style-name="P47">parseDouble(</text:p>
            <text:p text:style-name="P47"><text:span text:style-name="T5">v</text:span>.toString())</text:p>
          </table:table-cell>
          <table:table-cell table:style-name="Table5.A2" office:value-type="string">
            <text:p text:style-name="P47">if <text:span text:style-name="T5">v</text:span>.length == 0:</text:p>
            <text:p text:style-name="P47">0.0</text:p>
            <text:p text:style-name="P47">otherwise:</text:p>
            <text:p text:style-name="P47">»double(<text:span text:style-name="T5">v</text:span>[0])</text:p>
          </table:table-cell>
          <table:table-cell table:style-name="Table5.A2" office:value-type="string">
            <text:p text:style-name="P47">if <text:span text:style-name="T5">v</text:span>.length == 0:</text:p>
            <text:p text:style-name="P47">0.0</text:p>
            <text:p text:style-name="P47">otherwise:</text:p>
            <text:p text:style-name="P47">»double(<text:span text:style-name="T5">v</text:span>[0])</text:p>
          </table:table-cell>
          <table:table-cell table:style-name="Table5.A2" office:value-type="string">
            <text:p text:style-name="P47">if <text:span text:style-name="T5">v</text:span>.size() == 0:</text:p>
            <text:p text:style-name="P47">0.0</text:p>
            <text:p text:style-name="P47">otherwise:</text:p>
            <text:p text:style-name="P47">»double(<text:span text:style-name="T5">v.</text:span></text:p>
            <text:p text:style-name="P50">iterator().next())</text:p>
          </table:table-cell>
          <table:table-cell table:style-name="Table5.I7" office:value-type="float" office:value="0">
            <text:p text:style-name="P55">0</text:p>
          </table:table-cell>
        </table:table-row>
        <table:table-row>
          <table:table-cell table:style-name="Table5.A2" office:value-type="string">
            <text:p text:style-name="P47">int[]</text:p>
          </table:table-cell>
          <table:table-cell table:style-name="Table5.A2" office:value-type="string">
            <text:p text:style-name="P50">new int[] {»int(<text:span text:style-name="T5">v</text:span>)}</text:p>
          </table:table-cell>
          <table:table-cell table:style-name="Table5.A2" office:value-type="string">
            <text:p text:style-name="P48">new int[] {»int(<text:span text:style-name="T5">v</text:span><text:span text:style-name="T13">)}</text:span></text:p>
          </table:table-cell>
          <table:table-cell table:style-name="Table5.A2" office:value-type="string">
            <text:p text:style-name="P48">new int[] {»int(<text:span text:style-name="T5">v</text:span><text:span text:style-name="T13">)}</text:span></text:p>
          </table:table-cell>
          <table:table-cell table:style-name="Table5.A2" office:value-type="string">
            <text:p text:style-name="P48">new int[] {»int(<text:span text:style-name="T5">v</text:span><text:span text:style-name="T13">)}</text:span></text:p>
          </table:table-cell>
          <table:table-cell table:style-name="Table5.A2" office:value-type="string">
            <text:p text:style-name="P47">Arrays.stream(<text:span text:style-name="T5">v</text:span>).</text:p>
            <text:p text:style-name="P47">mapToInt(</text:p>
            <text:p text:style-name="P47"><text:soft-page-break/>l -&gt; ((<text:span text:style-name="T5">Boxed</text:span>) l).</text:p>
            <text:p text:style-name="P47">intValue()).</text:p>
            <text:p text:style-name="P47">toArray()</text:p>
          </table:table-cell>
          <table:table-cell table:style-name="Table5.A2" office:value-type="string">
            <text:p text:style-name="P47">Arrays.stream(<text:span text:style-name="T5">v</text:span>).</text:p>
            <text:p text:style-name="P47">mapToInt(</text:p>
            <text:p text:style-name="P47"><text:soft-page-break/><text:span text:style-name="T5">Boxed</text:span>::intValue).</text:p>
            <text:p text:style-name="P47">toArray();</text:p>
          </table:table-cell>
          <table:table-cell table:style-name="Table5.A2" office:value-type="string">
            <text:p text:style-name="P47"><text:span text:style-name="T5">v</text:span><text:span text:style-name="T13">.stream().</text:span></text:p>
            <text:p text:style-name="P50">mapToInt(</text:p>
            <text:p text:style-name="P50">x → »int(x)).</text:p>
            <text:p text:style-name="P50"><text:soft-page-break/>toArray()</text:p>
          </table:table-cell>
          <table:table-cell table:style-name="Table5.I2" office:value-type="string">
            <text:p text:style-name="P55">new int[]{}</text:p>
          </table:table-cell>
        </table:table-row>
        <table:table-row>
          <table:table-cell table:style-name="Table5.A2" office:value-type="string">
            <text:p text:style-name="P47">List&lt;Integer&gt;</text:p>
          </table:table-cell>
          <table:table-cell table:style-name="Table5.A2" office:value-type="string">
            <text:p text:style-name="P50">Collections.</text:p>
            <text:p text:style-name="P50">singletonList(</text:p>
            <text:p text:style-name="P50">»int(<text:span text:style-name="T5">v</text:span>));</text:p>
          </table:table-cell>
          <table:table-cell table:style-name="Table5.A2" office:value-type="string">
            <text:p text:style-name="P50">Collections.</text:p>
            <text:p text:style-name="P50">singletonList(</text:p>
            <text:p text:style-name="P51">»int(<text:span text:style-name="T5">v</text:span>));</text:p>
          </table:table-cell>
          <table:table-cell table:style-name="Table5.A2" office:value-type="string">
            <text:p text:style-name="P50">Collections.</text:p>
            <text:p text:style-name="P50">singletonList(</text:p>
            <text:p text:style-name="P51">»int(<text:span text:style-name="T5">v</text:span>));</text:p>
          </table:table-cell>
          <table:table-cell table:style-name="Table5.A2" office:value-type="string">
            <text:p text:style-name="P50">Collections.</text:p>
            <text:p text:style-name="P50">singletonList(</text:p>
            <text:p text:style-name="P50">»int(<text:span text:style-name="T5">v</text:span>));</text:p>
          </table:table-cell>
          <table:table-cell table:style-name="Table5.A2" office:value-type="string">
            <text:p text:style-name="P47">Arrays.stream(<text:span text:style-name="T5">v</text:span>).</text:p>
            <text:p text:style-name="P47">mapToObj(</text:p>
            <text:p text:style-name="P47"><text:span text:style-name="T5">Boxed</text:span>::valueOf).</text:p>
            <text:p text:style-name="P47">collect(toList());</text:p>
          </table:table-cell>
          <table:table-cell table:style-name="Table5.A2" office:value-type="string">
            <text:p text:style-name="P47">Arrays.stream(<text:span text:style-name="T5">v</text:span>).</text:p>
            <text:p text:style-name="P47">map(</text:p>
            <text:p text:style-name="P47"><text:span text:style-name="T5">Boxed</text:span>::intValue).</text:p>
            <text:p text:style-name="P47">collect(toList());</text:p>
          </table:table-cell>
          <table:table-cell table:style-name="Table5.A2" office:value-type="string">
            <text:p text:style-name="P47"><text:span text:style-name="T5">v</text:span>.stream().</text:p>
            <text:p text:style-name="P47">map(</text:p>
            <text:p text:style-name="P50">x → »int(x)).</text:p>
            <text:p text:style-name="P47">collect(toList());</text:p>
          </table:table-cell>
          <table:table-cell table:style-name="Table5.I2" office:value-type="string">
            <text:p text:style-name="P55">Collections.</text:p>
            <text:p text:style-name="P55">emptyList()</text:p>
          </table:table-cell>
        </table:table-row>
        <table:table-row>
          <table:table-cell table:style-name="Table5.A2" office:value-type="string">
            <text:p text:style-name="P47">Boolean</text:p>
          </table:table-cell>
          <table:table-cell table:style-name="Table5.A2" office:value-type="string">
            <text:p text:style-name="P50">Boolean.valueOf(<text:span text:style-name="T5">v</text:span>)</text:p>
          </table:table-cell>
          <table:table-cell table:style-name="Table5.A2" office:value-type="string">
            <text:p text:style-name="P48">if Boolean: <text:span text:style-name="T5">v</text:span></text:p>
            <text:p text:style-name="P51">otherwise:</text:p>
            <text:p text:style-name="P51">»int(<text:span text:style-name="T5">v</text:span>) != 0 </text:p>
          </table:table-cell>
          <table:table-cell table:style-name="Table5.A2" office:value-type="string">
            <text:p text:style-name="P48">if boolean: Boolean.valueOf(<text:span text:style-name="T5">v)</text:span></text:p>
            <text:p text:style-name="P51">otherwise:</text:p>
            <text:p text:style-name="P51">»int(<text:span text:style-name="T5">v</text:span>) != 0 </text:p>
          </table:table-cell>
          <table:table-cell table:style-name="Table5.A2" office:value-type="string">
            <text:p text:style-name="P52">»Boolean(</text:p>
            <text:p text:style-name="P52">v.toString())</text:p>
            <text:p text:style-name="P47"/>
          </table:table-cell>
          <table:table-cell table:style-name="Table5.A2" office:value-type="string">
            <text:p text:style-name="P47">if <text:span text:style-name="T5">v</text:span>.length == 0:</text:p>
            <text:p text:style-name="P47">FALSE</text:p>
            <text:p text:style-name="P47">otherwise:</text:p>
            <text:p text:style-name="P47">»Boolean(<text:span text:style-name="T5">v</text:span>[0])</text:p>
          </table:table-cell>
          <table:table-cell table:style-name="Table5.A2" office:value-type="string">
            <text:p text:style-name="P47">if <text:span text:style-name="T5">v</text:span>.length == 0:</text:p>
            <text:p text:style-name="P47">FALSE</text:p>
            <text:p text:style-name="P47">otherwise:</text:p>
            <text:p text:style-name="P47">»Boolean(<text:span text:style-name="T5">v</text:span>[0])</text:p>
          </table:table-cell>
          <table:table-cell table:style-name="Table5.A2" office:value-type="string">
            <text:p text:style-name="P47">if <text:span text:style-name="T5">v</text:span>.size() == 0:</text:p>
            <text:p text:style-name="P47">FALSE</text:p>
            <text:p text:style-name="P47">otherwise:</text:p>
            <text:p text:style-name="P47">»Boolean(<text:span text:style-name="T5">v.</text:span></text:p>
            <text:p text:style-name="P50">iterator().next())</text:p>
          </table:table-cell>
          <table:table-cell table:style-name="Table5.I2" office:value-type="string">
            <text:p text:style-name="P55">null</text:p>
          </table:table-cell>
        </table:table-row>
        <table:table-row>
          <table:table-cell table:style-name="Table5.A2" office:value-type="string">
            <text:p text:style-name="P49">other Boxed types</text:p>
          </table:table-cell>
          <table:table-cell table:style-name="Table5.A2" office:value-type="string">
            <text:p text:style-name="P50"/>
          </table:table-cell>
          <table:table-cell table:style-name="Table5.A2" office:value-type="string">
            <text:p text:style-name="P48"/>
          </table:table-cell>
          <table:table-cell table:style-name="Table5.A2" office:value-type="string">
            <text:p text:style-name="P48"/>
          </table:table-cell>
          <table:table-cell table:style-name="Table5.A2" office:value-type="string">
            <text:p text:style-name="P47"/>
          </table:table-cell>
          <table:table-cell table:style-name="Table5.A2" office:value-type="string">
            <text:p text:style-name="P47"/>
          </table:table-cell>
          <table:table-cell table:style-name="Table5.A2" office:value-type="string">
            <text:p text:style-name="P47"/>
          </table:table-cell>
          <table:table-cell table:style-name="Table5.A2" office:value-type="string">
            <text:p text:style-name="P47"/>
          </table:table-cell>
          <table:table-cell table:style-name="Table5.I2" office:value-type="string">
            <text:p text:style-name="P54"/>
          </table:table-cell>
        </table:table-row>
      </table:table>
      <text:h text:style-name="Heading_20_4" text:outline-level="4" text:is-list-header="true"/>
      <text:p text:style-name="Body">Identity conversion (source can be assigned to target <text:span text:style-name="T3">→</text:span> straight passthrought)</text:p>
      <text:p text:style-name="Body">Special case for byte[]</text:p>
      <text:p text:style-name="Body">ObjectClass::valueOf</text:p>
      <text:p text:style-name="Body">String constructor</text:p>
      <text:h text:style-name="Heading_20_4" text:outline-level="4">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24"/>
      <text:h text:style-name="P30" text:outline-level="1">Security Considerations</text:h>
      <text:p text:style-name="P24">Description of all known vulnerabilities this may either introduce or address as well as scenarios of how the weaknesses could be circumvented.</text:p>
      <text:h text:style-name="P30" text:outline-level="1"><text:soft-page-break/>Document Support</text:h>
      <text:h text:style-name="P29" text:outline-level="2">References</text:h>
      <text:list xml:id="list4849691027599202829" text:style-name="WW8Num3">
        <text:list-item>
          <text:p text:style-name="P43"><text:bookmark-start text:name="_Ref493020620"/>Bradner, S., Key words for use in RFCs to Indicate Requirement Levels, RFC2119, March 1997.<text:bookmark-end text:name="_Ref493020620"/></text:p>
        </text:list-item>
        <text:list-item>
          <text:p text:style-name="P43">Software Requirements &amp; Specifications. Michael Jackson. ISBN 0-201-87712-0</text:p>
        </text:list-item>
      </text:list>
      <text:p text:style-name="P6"/>
      <text:p text:style-name="P25"><text:span text:style-name="T8">Add references simply by adding new items. You can then cross-refer to them by chosing &lt;Insert&gt;&lt;Cross Reference&gt;&lt;Numbered Item&gt; and then selecting the paragraph. </text:span><text:span text:style-name="T9">STATIC REFERENCES (I.E. BODGED) ARE NOT ACCEPTABLE, SOMEONE WILL HAVE TO UPDATE THEM LATER, SO DO IT PROPERLY NOW.</text:span></text:p>
      <text:h text:style-name="P29" text:outline-level="2">Author’s Address</text:h>
      <text:p text:style-name="P25"/>
      <table:table table:name="Table4" table:style-name="Table4">
        <table:table-column table:style-name="Table4.A"/>
        <table:table-column table:style-name="Table4.B"/>
        <table:table-row table:style-name="Table4.1">
          <table:table-cell table:style-name="Table4.A1" office:value-type="string">
            <text:p text:style-name="P17">Name</text:p>
          </table:table-cell>
          <table:table-cell table:style-name="Table4.B1" office:value-type="string">
            <text:p text:style-name="P17">Peter Kriens</text:p>
          </table:table-cell>
        </table:table-row>
        <table:table-row table:style-name="Table4.1">
          <table:table-cell table:style-name="Table4.A1" office:value-type="string">
            <text:p text:style-name="P17">Company</text:p>
          </table:table-cell>
          <table:table-cell table:style-name="Table4.B1" office:value-type="string">
            <text:p text:style-name="P17">aQute</text:p>
          </table:table-cell>
        </table:table-row>
        <table:table-row table:style-name="Table4.1">
          <table:table-cell table:style-name="Table4.A1" office:value-type="string">
            <text:p text:style-name="P17">Address</text:p>
          </table:table-cell>
          <table:table-cell table:style-name="Table4.B1" office:value-type="string">
            <text:p text:style-name="P17">9c, Avenue St. Drezery</text:p>
          </table:table-cell>
        </table:table-row>
        <table:table-row table:style-name="Table4.1">
          <table:table-cell table:style-name="Table4.A1" office:value-type="string">
            <text:p text:style-name="P17">Voice</text:p>
          </table:table-cell>
          <table:table-cell table:style-name="Table4.B1" office:value-type="string">
            <text:p text:style-name="P17">+33 467542167</text:p>
          </table:table-cell>
        </table:table-row>
        <table:table-row table:style-name="Table4.1">
          <table:table-cell table:style-name="Table4.A1" office:value-type="string">
            <text:p text:style-name="P21">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21"/>
          </table:table-cell>
          <table:table-cell table:style-name="Table4.B6" office:value-type="string">
            <text:p text:style-name="P21"/>
          </table:table-cell>
        </table:table-row>
      </table:table>
      <text:p text:style-name="P6"/>
      <text:p text:style-name="P6"/>
      <table:table table:name="Table2" table:style-name="Table2">
        <table:table-column table:style-name="Table2.A"/>
        <table:table-column table:style-name="Table2.B"/>
        <table:table-row table:style-name="Table2.1">
          <table:table-cell table:style-name="Table2.A1" office:value-type="string">
            <text:p text:style-name="P16">Name</text:p>
          </table:table-cell>
          <table:table-cell table:style-name="Table2.B1" office:value-type="string">
            <text:p text:style-name="P16">David Bosschaert</text:p>
          </table:table-cell>
        </table:table-row>
        <table:table-row table:style-name="Table2.1">
          <table:table-cell table:style-name="Table2.A1" office:value-type="string">
            <text:p text:style-name="P16">Company</text:p>
          </table:table-cell>
          <table:table-cell table:style-name="Table2.B1" office:value-type="string">
            <text:p text:style-name="P16">Adobe Systems</text:p>
          </table:table-cell>
        </table:table-row>
        <table:table-row table:style-name="Table2.1">
          <table:table-cell table:style-name="Table2.A1" office:value-type="string">
            <text:p text:style-name="P16">Address</text:p>
          </table:table-cell>
          <table:table-cell table:style-name="Table2.B1" office:value-type="string">
            <text:p text:style-name="P16"/>
          </table:table-cell>
        </table:table-row>
        <table:table-row table:style-name="Table2.1">
          <table:table-cell table:style-name="Table2.A1" office:value-type="string">
            <text:p text:style-name="P16">Voice</text:p>
          </table:table-cell>
          <table:table-cell table:style-name="Table2.B1" office:value-type="string">
            <text:p text:style-name="P16"/>
          </table:table-cell>
        </table:table-row>
        <table:table-row table:style-name="Table2.1">
          <table:table-cell table:style-name="Table2.A1" office:value-type="string">
            <text:p text:style-name="P20">e-mail</text:p>
          </table:table-cell>
          <table:table-cell table:style-name="Table2.B1" office:value-type="string">
            <text:p text:style-name="P20">bosschae@adobe.com</text:p>
          </table:table-cell>
        </table:table-row>
      </table:table>
      <text:p text:style-name="P25"/>
      <text:p text:style-name="P25"/>
      <table:table table:name="Table3" table:style-name="Table3">
        <table:table-column table:style-name="Table3.A"/>
        <table:table-column table:style-name="Table3.B"/>
        <text:soft-page-break/>
        <table:table-row table:style-name="Table3.1">
          <table:table-cell table:style-name="Table3.A1" office:value-type="string">
            <text:p text:style-name="P16">Name</text:p>
          </table:table-cell>
          <table:table-cell table:style-name="Table3.B1" office:value-type="string">
            <text:p text:style-name="P16"/>
          </table:table-cell>
        </table:table-row>
        <table:table-row table:style-name="Table3.1">
          <table:table-cell table:style-name="Table3.A1" office:value-type="string">
            <text:p text:style-name="P16">Company</text:p>
          </table:table-cell>
          <table:table-cell table:style-name="Table3.B1" office:value-type="string">
            <text:p text:style-name="P16"/>
          </table:table-cell>
        </table:table-row>
        <table:table-row table:style-name="Table3.1">
          <table:table-cell table:style-name="Table3.A1" office:value-type="string">
            <text:p text:style-name="P16">Address</text:p>
          </table:table-cell>
          <table:table-cell table:style-name="Table3.B1" office:value-type="string">
            <text:p text:style-name="P16"/>
          </table:table-cell>
        </table:table-row>
        <table:table-row table:style-name="Table3.1">
          <table:table-cell table:style-name="Table3.A1" office:value-type="string">
            <text:p text:style-name="P16">Voice</text:p>
          </table:table-cell>
          <table:table-cell table:style-name="Table3.B1" office:value-type="string">
            <text:p text:style-name="P16"/>
          </table:table-cell>
        </table:table-row>
        <table:table-row table:style-name="Table3.1">
          <table:table-cell table:style-name="Table3.A1" office:value-type="string">
            <text:p text:style-name="P20">e-mail</text:p>
          </table:table-cell>
          <table:table-cell table:style-name="Table3.B1" office:value-type="string">
            <text:p text:style-name="P20"/>
          </table:table-cell>
        </table:table-row>
      </table:table>
      <text:p text:style-name="P6"/>
      <text:h text:style-name="P29" text:outline-level="2">Acronyms and Abbreviations</text:h>
      <text:p text:style-name="P25"/>
      <text:h text:style-name="P29" text:outline-level="2">End of Document</text:h>
      <text:p text:style-name="P2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Arial1" svg:font-family="Arial"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3"><draw:image xlink:href="Pictures/1000020100000427000001D8328612BC.png" xlink:type="simple" xlink:show="embed" xlink:actuate="onLoad"/></draw:frame><text:tab/><text:user-defined style:data-style-name="N0" text:name="RFC Title">RFC 215 - Object Conversion</text:user-defined><text:tab/>Page <text:page-number text:select-page="current">17</text:page-number> of <text:page-count style:num-format="1">17</text:page-count></text:p>
        <text:p text:style-name="Header"/>
        <text:p text:style-name="Header"><text:tab/>Draft<text:tab/> <text:modification-date style:data-style-name="N76">January 4,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5-10-06T07:42:21</meta:creation-date>
    <meta:editing-cycles>278</meta:editing-cycles>
    <meta:editing-duration>PT10H49M10S</meta:editing-duration>
    <meta:initial-creator>David Bosschaert</meta:initial-creator>
    <dc:date>2016-01-04T17:35:46</dc:date>
    <dc:creator>David Bosschaert</dc:creator>
    <meta:printed-by>David Bosschaert</meta:printed-by>
    <meta:print-date>2016-01-04T12:43:51</meta:print-date>
    <meta:document-statistic meta:table-count="7" meta:image-count="2" meta:object-count="0" meta:page-count="17" meta:paragraph-count="588" meta:word-count="3766" meta:character-count="24511"/>
    <meta:user-defined meta:name="Info"/>
    <meta:user-defined meta:name="Info 3"/>
    <meta:user-defined meta:name="Info 4"/>
    <meta:user-defined meta:name="RFC Title">RFC 215 - Object Conversion</meta:user-defined>
  </office:meta>
</office:document-meta>
</file>